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b646aa" officeooo:paragraph-rsid="01d03de0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ceb0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5"><text:tab/>准备好buffer并bind到target后，可通过设定属性的格式，然后enable该属性opengl即可自动从buffer获取数据到该属性中。</text:p>
      <text:p text:style-name="P6">2. uniforms</text:p>
      <text:p text:style-name="P7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8">3. shader storage block</text:p>
      <text:p text:style-name="P8"><text:tab/>uniforms是只读的，但shader storage block则是shader可写。也就是说shader可以通过她输出数据<text:span text:style-name="T11">。</text:span></text:p>
      <text:p text:style-name="P9">4. Textures</text:p>
      <text:p text:style-name="P9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10"><text:tab/>纹理数据的读取方式可通过<text:span text:style-name="T13">Sampler进行控制。</text:span></text:p>
      <text:p text:style-name="P11"><text:tab/>通过<text:span text:style-name="T14">glBindTextureUnit可以绑定多个纹理到shader中。</text:span></text:p>
      <text:p text:style-name="P12"><text:tab/><text:span text:style-name="T15">texelFetch()只支持整数的坐标，而texture()者能支持浮点坐标，这就需要對texel进行插值，这个过程叫做texture filtering。</text:span></text:p>
      <text:p text:style-name="P13"><text:tab/><text:span text:style-name="T16">Mipmaps是一种用于解决大纹理缩小后画面质量下降的问题（闪烁）及其性能问题，即用大的纹理渲染小的物体时。</text:span></text:p>
      <text:p text:style-name="P13"><text:tab/>通过<text:span text:style-name="T17">image对象，可对texture进行读写。</text:span></text:p>
      <text:p text:style-name="P13"><text:tab/>纹理压缩<text:span text:style-name="T18">，纹理是最消耗空间的东西。因此使用压缩可节省空间，且减少cpu和gpu间的数据带宽的需求。</text:span></text:p>
      <text:p text:style-name="P14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4">三<text:span text:style-name="T20">、shader和编程</text:span></text:p>
      <text:p text:style-name="P14"><text:tab/>shader编程类似<text:span text:style-name="T21">C，但不同的是其matrix和vec是其基本类型，另外其代码更适用于并行运行。递归不能用于shader编程中。</text:span></text:p>
      <text:p text:style-name="P15">1. 标量</text:p>
      <text:p text:style-name="P15"><text:tab/>仅支持32bit和64bit的类型：bool/float/double/int/unsigned int.</text:p>
      <text:p text:style-name="P16">2. vector<text:span text:style-name="T22">s</text:span> 和 matri<text:span text:style-name="T23">ces</text:span></text:p>
      <text:p text:style-name="P16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6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6"><text:tab/>matrix可以看成为<text:span text:style-name="T26">vector的数组，数组的每个元素表示matrix的一列。</text:span></text:p>
      <text:p text:style-name="P17">3. 从编译器获取信息</text:p>
      <text:p text:style-name="P18"><text:tab/><text:span text:style-name="T27">glGetShaderiv，比如</text:span><text:span text:style-name="T28">GL_COMPILE_STATUS/GL_SHADER_TYPE/GL_DELETE_STATUS/GL_SHADER_SOURCE_LENGTH/GL_INFO_LOG_LENGTH</text:span></text:p>
      <text:p text:style-name="P19"><text:tab/><text:span text:style-name="T29">glGetShaderInfoLog，获取编译器生成的log信息。</text:span></text:p>
      <text:p text:style-name="P20"><text:tab/>也可以得到链接状态<text:span text:style-name="T30">：glGetProgramiv及其对应log glGetProgramInfoLog</text:span></text:p>
      <text:p text:style-name="P21">4. shader可以分开编译</text:p>
      <text:p text:style-name="P21"><text:tab/>这样就可以减少shader的各种组合编译方式。</text:p>
      <text:p text:style-name="P21"><text:tab/>但是需要注意输入输出的接口要统一<text:span text:style-name="T31">。</text:span></text:p>
      <text:p text:style-name="P21">四<text:span text:style-name="T31">、顶点处理及其绘图命令</text:span></text:p>
      <text:p text:style-name="P22">1. <text:span text:style-name="T37">vertex </text:span>shader的输入/输出</text:p>
      <text:p text:style-name="P22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3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3"><text:tab/>这个函数其实是基于另外三个稍底层的函数的<text:span text:style-name="T35">：</text:span></text:p>
      <text:p text:style-name="P24"><text:tab/><text:tab/>glVertexAttribFormat (GLuint attribindex, GLint size, GLenum type, GLboolean normalized, GLuint relativeoffset);</text:p>
      <text:p text:style-name="P24"><text:tab/><text:tab/>glVertexAttribBinding (GLuint attribindex, GLuint bindingindex);</text:p>
      <text:p text:style-name="P24"><text:tab/><text:tab/>glBindVertexBuffer (GLuint bindingindex, GLuint buffer, GLintptr offset, GLsizei stride);</text:p>
      <text:p text:style-name="P24">参数relative<text:span text:style-name="T36">offset相当于pointer的作用，指向具体该属性对应的buffer位置。bindingindex可用于bind buffer并和attribute建立联系。</text:span></text:p>
      <text:p text:style-name="P25"><text:tab/>vertex shader的输出</text:p>
      <text:p text:style-name="P25"><text:tab/><text:tab/>out gl_PerVertex</text:p>
      <text:p text:style-name="P25"><text:tab/><text:tab/>{</text:p>
      <text:p text:style-name="P25"><text:tab/><text:tab/><text:tab/>vec4 gl_Position;</text:p>
      <text:p text:style-name="P25"><text:tab/><text:tab/><text:tab/>float gl_PointSize;</text:p>
      <text:p text:style-name="P25"><text:tab/><text:tab/><text:tab/>float gl_ClipDistance[];</text:p>
      <text:p text:style-name="P25"><text:tab/><text:tab/><text:tab/>float gl_CullDistance[];</text:p>
      <text:p text:style-name="P25"><text:tab/><text:tab/>};</text:p>
      <text:p text:style-name="P26">gl_ClipDistance和gl_CullDistance用于clipping和culling<text:span text:style-name="T38">。</text:span></text:p>
      <text:p text:style-name="P26">3. 绘图命令</text:p>
      <text:p text:style-name="P27"><text:tab/><text:span text:style-name="T39">glDrawArrays()，vertex数据顺序输入</text:span></text:p>
      <text:p text:style-name="P27"><text:tab/><text:span text:style-name="T39">glDrawElements()，通过index定位vertex在vertex 数组（buffer）中的位置。</text:span></text:p>
      <text:p text:style-name="P28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9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30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1"><text:tab/><text:span text:style-name="T43">Storing Transformed Vertices，将shader输出的verteces保持到buffer中。glTransformFeedbackVaryings()设置需要保存的varyings。有些类似于recording，可以启动/暂停/恢复/终止等。如不希望输出任何图形，可以disable rasteriz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26T14:26:50.669662302</dc:date>
    <meta:editing-duration>P34DT16H20M58S</meta:editing-duration>
    <meta:editing-cycles>387</meta:editing-cycles>
    <meta:document-statistic meta:table-count="0" meta:image-count="0" meta:object-count="0" meta:page-count="2" meta:paragraph-count="72" meta:word-count="1895" meta:character-count="4303" meta:non-whitespace-character-count="4116"/>
  </office:meta>
</office:document-meta>
</file>